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0DA000000E70DA0ACF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b4ca"/>
    </style:style>
    <style:style style:name="P2" style:family="paragraph" style:parent-style-name="Standard">
      <style:paragraph-properties fo:text-align="start" style:justify-single-word="false"/>
      <style:text-properties officeooo:paragraph-rsid="000cb4c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cb4ca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cb4ca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7176518216058667699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71157248106329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71157880175641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71158102681207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71157367525639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71158404850188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71157394052817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71157434440051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71158574734173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71157331951623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71158437675094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3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4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71157638357574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043in" svg:height="2.2827in" draw:z-index="5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226097671411530913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6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71158899161987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71157501338044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71157519044107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09-25T06:55:19.095367100" text:fixed="true" text:date-adjust="PT24H00M00S">09/26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06:55:19.367380408</meta:creation-date>
    <meta:editing-duration>PT7S</meta:editing-duration>
    <meta:editing-cycles>3</meta:editing-cycles>
    <meta:generator>LibreOffice/4.3.7.2$Linux_X86_64 LibreOffice_project/430$Build-2</meta:generator>
    <meta:initial-creator>Jonas Williamson</meta:initial-creator>
    <dc:date>2015-09-16T07:11:56.816645130</dc:date>
    <meta:document-statistic meta:table-count="0" meta:image-count="1" meta:object-count="3" meta:page-count="2" meta:paragraph-count="19" meta:word-count="205" meta:character-count="1087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